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Über das GUI soll der Anwender in der Lage sein, dass Programm mit allen vorhandenen Funktionen zu bedienen.</text:p>
      <text:p text:style-name="Standard">Nach dem Programmstart befindet sich der Anwender in einem Initialzustand. Hierbei sind die Felder des 2D-Modells und der 3D-Darstellung noch leer und die Physikparameter haben Ihre Initialwerte. Man ist in der Lage die Konstruktionsdaten aus dem Editor zu laden um die Bahn erstellen zu können.</text:p>
      <text:p text:style-name="Standard">Ist dies geschehen, befindet sich der Anwender in der Vorschau. Hier wird ein 2D-Modell der Bahn angezeigt und es können noch Änderungen an den Grafikeinstellungen, sowie den Physikparametern vorgenommen werden. Das Feld der 3D-Darstellung ist weiterhin leer.<text:s/>Aus der Vorschau heraus kann nun auch die Simulation gestartet werden.</text:p>
      <text:p text:style-name="Standard">Wurde die Simulation gestartet, erscheint sie in dem dafür vorgesehenem Feld. Bei Bedarf kann sie auf Bildschirmgröße maximiert werden. Während der laufenden Simulation können die Simulationsparameter angepasst werden.</text:p>
      <text:p text:style-name="Standard">Wird die Simulation gestoppt, befindet man sich wieder in der Vorschau, von wo aus man mit dem Schließen der Konstruktion wieder in den Initialzustand gelang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ne</meta:initial-creator>
    <dc:creator>Bone</dc:creator>
    <meta:creation-date>2011-05-06T15:13:00Z</meta:creation-date>
    <dc:date>2011-05-06T15:33:00Z</dc:date>
    <meta:template xlink:href="Normal" xlink:type="simple"/>
    <meta:editing-cycles>1</meta:editing-cycles>
    <meta:editing-duration>PT0S</meta:editing-duration>
    <meta:document-statistic meta:page-count="1" meta:paragraph-count="2" meta:word-count="152" meta:character-count="1113" meta:row-count="8" meta:non-whitespace-character-count="963"/>
  </office:meta>
</office:document-meta>
</file>